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80801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aec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091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28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P1" style:family="paragraph">
      <loext:graphic-properties draw:fill="solid" draw:fill-color="#808019"/>
      <style:paragraph-properties fo:text-align="center"/>
      <style:text-properties style:font-name="Liberation Sans Narrow"/>
    </style:style>
    <style:style style:name="P2" style:family="paragraph">
      <loext:graphic-properties draw:fill="solid" draw:fill-color="#aecf00"/>
      <style:paragraph-properties fo:text-align="center"/>
      <style:text-properties style:font-name="Liberation Sans Narrow"/>
    </style:style>
    <style:style style:name="P3" style:family="paragraph">
      <loext:graphic-properties draw:fill="none" draw:fill-color="#ffffff"/>
      <style:paragraph-properties fo:text-align="center"/>
      <style:text-properties style:font-name="Liberation Sans Narrow"/>
    </style:style>
    <style:style style:name="P4" style:family="paragraph">
      <loext:graphic-properties draw:fill-color="#ffffff"/>
      <style:paragraph-properties fo:text-align="center"/>
      <style:text-properties style:font-name="Liberation Sans Narrow"/>
    </style:style>
    <style:style style:name="P5" style:family="paragraph">
      <loext:graphic-properties draw:fill="none"/>
      <style:paragraph-properties fo:text-align="center"/>
      <style:text-properties style:font-name="Liberation Sans Narrow"/>
    </style:style>
    <style:style style:name="P6" style:family="paragraph">
      <loext:graphic-properties draw:fill="none"/>
      <style:paragraph-properties fo:text-align="center"/>
      <style:text-properties style:font-name="Liberation Sans Narrow" fo:font-weight="normal"/>
    </style:style>
    <style:style style:name="P7" style:family="paragraph">
      <style:paragraph-properties fo:text-align="center"/>
      <style:text-properties style:font-name="Liberation Sans Narro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13cm" svg:height="0.398cm" svg:x="17.4cm" svg:y="3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7.4cm" svg:y="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4cm" svg:height="0.375cm" svg:x="6.798cm" svg:y="3.3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4" draw:text-style-name="P4" draw:layer="layout" svg:width="0.133cm" svg:height="0.312cm" svg:x="6.931cm" svg:y="3.487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5.799cm" svg:y="3.3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4" draw:text-style-name="P4" draw:layer="layout" svg:width="0.133cm" svg:height="0.312cm" svg:x="5.932cm" svg:y="3.487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4.8cm" svg:y="3.3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4" draw:text-style-name="P4" draw:layer="layout" svg:width="0.133cm" svg:height="0.312cm" svg:x="4.933cm" svg:y="3.487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6.799cm" svg:y="4.323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4" draw:text-style-name="P4" draw:layer="layout" svg:width="0.133cm" svg:height="0.312cm" svg:x="6.932cm" svg:y="4.2cm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5.8cm" svg:y="4.301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6" draw:text-style-name="P4" draw:layer="layout" svg:width="0.133cm" svg:height="0.312cm" svg:x="5.933cm" svg:y="4.488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4.801cm" svg:y="4.301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6" draw:text-style-name="P4" draw:layer="layout" svg:width="0.133cm" svg:height="0.312cm" svg:x="4.934cm" svg:y="4.488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6.8cm" svg:y="5.302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6" draw:text-style-name="P4" draw:layer="layout" svg:width="0.133cm" svg:height="0.312cm" svg:x="6.933cm" svg:y="5.489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5.801cm" svg:y="5.324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4" draw:text-style-name="P4" draw:layer="layout" svg:width="0.133cm" svg:height="0.312cm" svg:x="5.934cm" svg:y="5.201cm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4.802cm" svg:y="5.302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6" draw:text-style-name="P4" draw:layer="layout" svg:width="0.133cm" svg:height="0.312cm" svg:x="4.935cm" svg:y="5.489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6.801cm" svg:y="6.325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4" draw:text-style-name="P4" draw:layer="layout" svg:width="0.133cm" svg:height="0.312cm" svg:x="6.934cm" svg:y="6.202cm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5.802cm" svg:y="6.325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4" draw:text-style-name="P4" draw:layer="layout" svg:width="0.133cm" svg:height="0.312cm" svg:x="5.935cm" svg:y="6.202cm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4.803cm" svg:y="6.303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6" draw:text-style-name="P4" draw:layer="layout" svg:width="0.133cm" svg:height="0.312cm" svg:x="4.936cm" svg:y="6.49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6.799cm" svg:y="7.3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6" draw:text-style-name="P4" draw:layer="layout" svg:width="0.133cm" svg:height="0.312cm" svg:x="6.932cm" svg:y="7.487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5.8cm" svg:y="7.3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6" draw:text-style-name="P4" draw:layer="layout" svg:width="0.133cm" svg:height="0.312cm" svg:x="5.933cm" svg:y="7.487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4.801cm" svg:y="10.32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6" draw:text-style-name="P4" draw:layer="layout" svg:width="0.133cm" svg:height="0.312cm" svg:x="4.934cm" svg:y="10.203cm">
            <text:p/>
            <draw:enhanced-geometry svg:viewBox="0 0 21600 21600" draw:path-stretchpoint-x="10800" draw:path-stretchpoint-y="10800" draw:text-areas="?f3 ?f4 ?f5 ?f6" draw:mirror-vertical="tru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6.8cm" svg:y="8.323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4" draw:text-style-name="P4" draw:layer="layout" svg:width="0.133cm" svg:height="0.312cm" svg:x="6.933cm" svg:y="8.2cm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5.801cm" svg:y="8.301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6" draw:text-style-name="P4" draw:layer="layout" svg:width="0.133cm" svg:height="0.312cm" svg:x="5.934cm" svg:y="8.488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4.802cm" svg:y="9.32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6" draw:text-style-name="P4" draw:layer="layout" svg:width="0.133cm" svg:height="0.312cm" svg:x="4.935cm" svg:y="9.202cm">
            <text:p/>
            <draw:enhanced-geometry svg:viewBox="0 0 21600 21600" draw:path-stretchpoint-x="10800" draw:path-stretchpoint-y="10800" draw:text-areas="?f3 ?f4 ?f5 ?f6" draw:mirror-vertical="tru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6.801cm" svg:y="9.302cm">
            <text:p/>
  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ustom-shape draw:style-name="gr6" draw:text-style-name="P4" draw:layer="layout" svg:width="0.133cm" svg:height="0.312cm" svg:x="6.934cm" svg:y="9.489cm">
            <text:p/>
            <draw:enhanced-geometry svg:viewBox="0 0 21600 21600" draw:path-stretchpoint-x="10800" draw:path-stretchpoint-y="10800" draw:text-areas="?f3 ?f4 ?f5 ?f6" draw:mirror-vertic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5.802cm" svg:y="9.324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4" draw:text-style-name="P4" draw:layer="layout" svg:width="0.133cm" svg:height="0.312cm" svg:x="5.935cm" svg:y="9.201cm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4.803cm" svg:y="8.324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6" draw:text-style-name="P4" draw:layer="layout" svg:width="0.133cm" svg:height="0.312cm" svg:x="4.936cm" svg:y="8.201cm">
            <text:p/>
            <draw:enhanced-geometry svg:viewBox="0 0 21600 21600" draw:path-stretchpoint-x="10800" draw:path-stretchpoint-y="10800" draw:text-areas="?f3 ?f4 ?f5 ?f6" draw:mirror-vertical="tru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6.802cm" svg:y="10.325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4" draw:text-style-name="P4" draw:layer="layout" svg:width="0.133cm" svg:height="0.312cm" svg:x="6.935cm" svg:y="10.202cm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3" draw:layer="layout" svg:width="0.4cm" svg:height="0.375cm" svg:x="5.803cm" svg:y="10.325cm">
            <text:p/>
            <draw:enhanced-geometry svg:viewBox="0 0 21600 21600" draw:glue-points="10800 0 3163 3163 0 10800 3163 18437 10800 21600 18437 18437 21600 10800 18437 3163" draw:text-areas="3163 3163 18437 18437" draw:mirror-vertical="true" draw:mirror-horizontal="false" draw:type="ellipse" draw:enhanced-path="U 10800 10800 10800 10800 0 360 Z N"/>
          </draw:custom-shape>
          <draw:custom-shape draw:style-name="gr4" draw:text-style-name="P4" draw:layer="layout" svg:width="0.133cm" svg:height="0.312cm" svg:x="5.936cm" svg:y="10.202cm">
            <text:p/>
            <draw:enhanced-geometry svg:viewBox="0 0 21600 21600" draw:path-stretchpoint-x="10800" draw:path-stretchpoint-y="10800" draw:text-areas="?f3 ?f4 ?f5 ?f6" draw:mirror-vertical="true" draw:mirror-horizontal="fals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3" draw:layer="layout" svg:width="0.4cm" svg:height="0.375cm" svg:x="4.804cm" svg:y="7.32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6" draw:text-style-name="P4" draw:layer="layout" svg:width="0.133cm" svg:height="0.312cm" svg:x="4.937cm" svg:y="7.2cm">
            <text:p/>
            <draw:enhanced-geometry svg:viewBox="0 0 21600 21600" draw:path-stretchpoint-x="10800" draw:path-stretchpoint-y="10800" draw:text-areas="?f3 ?f4 ?f5 ?f6" draw:mirror-vertical="true" draw:type="round-rectangle" draw:modifiers="9671.641791044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draw:layer="layout" svg:width="0.413cm" svg:height="0.398cm" svg:x="16.4cm" svg:y="3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5.4cm" svg:y="3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4.4cm" svg:y="3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6.4cm" svg:y="4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7.4cm" svg:y="5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7.4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13cm" svg:height="0.398cm" svg:x="16.4cm" svg:y="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6.4cm" svg:y="6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5.4cm" svg:y="4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5.4cm" svg:y="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5.4cm" svg:y="6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7.4cm" svg:y="7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7.4cm" svg:y="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13cm" svg:height="0.398cm" svg:x="16.4cm" svg:y="7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5.4cm" svg:y="7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6.4cm" svg:y="8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7.4cm" svg:y="9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7.4cm" svg:y="10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13cm" svg:height="0.398cm" svg:x="16.4cm" svg:y="9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6.4cm" svg:y="10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5.4cm" svg:y="8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5.4cm" svg:y="9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5.4cm" svg:y="10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4.4cm" svg:y="4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4.4cm" svg:y="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4.4cm" svg:y="6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4.4cm" svg:y="7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4.4cm" svg:y="8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4.4cm" svg:y="9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4.4cm" svg:y="10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7.4cm" svg:y="11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7.4cm" svg:y="12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13cm" svg:height="0.398cm" svg:x="16.4cm" svg:y="11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5.4cm" svg:y="11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4.4cm" svg:y="11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6.4cm" svg:y="12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7.4cm" svg:y="13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7.4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13cm" svg:height="0.398cm" svg:x="16.4cm" svg:y="13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6.4cm" svg:y="14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5.4cm" svg:y="12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5.4cm" svg:y="13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5.4cm" svg:y="14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7.4cm" svg:y="15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7.4cm" svg:y="1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13cm" svg:height="0.398cm" svg:x="16.4cm" svg:y="15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5.4cm" svg:y="15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6.4cm" svg:y="16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413cm" svg:height="0.398cm" svg:x="17.4cm" svg:y="17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7.4cm" svg:y="1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13cm" svg:height="0.398cm" svg:x="16.4cm" svg:y="17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6.4cm" svg:y="18.2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5.4cm" svg:y="16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5.4cm" svg:y="17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5.4cm" svg:y="18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4.4cm" svg:y="12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4.4cm" svg:y="13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4.4cm" svg:y="14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4.4cm" svg:y="15.2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4.4cm" svg:y="16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4.4cm" svg:y="17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13cm" svg:height="0.398cm" svg:x="14.4cm" svg:y="18.2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5" draw:layer="layout" svg:x1="7.5cm" svg:y1="4cm" svg:x2="3cm" svg:y2="4cm">
          <text:p/>
        </draw:line>
        <draw:line draw:style-name="gr7" draw:text-style-name="P5" draw:layer="layout" svg:x1="7.5cm" svg:y1="5cm" svg:x2="3cm" svg:y2="5cm">
          <text:p/>
        </draw:line>
        <draw:line draw:style-name="gr7" draw:text-style-name="P5" draw:layer="layout" svg:x1="7.5cm" svg:y1="6cm" svg:x2="3cm" svg:y2="6cm">
          <text:p/>
        </draw:line>
        <draw:line draw:style-name="gr7" draw:text-style-name="P5" draw:layer="layout" svg:x1="7.5cm" svg:y1="7cm" svg:x2="3cm" svg:y2="7cm">
          <text:p/>
        </draw:line>
        <draw:line draw:style-name="gr7" draw:text-style-name="P5" draw:layer="layout" svg:x1="7.5cm" svg:y1="8cm" svg:x2="3cm" svg:y2="8cm">
          <text:p/>
        </draw:line>
        <draw:line draw:style-name="gr7" draw:text-style-name="P5" draw:layer="layout" svg:x1="7.5cm" svg:y1="9cm" svg:x2="3cm" svg:y2="9cm">
          <text:p/>
        </draw:line>
        <draw:line draw:style-name="gr7" draw:text-style-name="P5" draw:layer="layout" svg:x1="7.5cm" svg:y1="10cm" svg:x2="3cm" svg:y2="10cm">
          <text:p/>
        </draw:line>
        <draw:line draw:style-name="gr7" draw:text-style-name="P5" draw:layer="layout" svg:x1="7.5cm" svg:y1="11cm" svg:x2="3cm" svg:y2="11cm">
          <text:p/>
        </draw:line>
        <draw:line draw:style-name="gr7" draw:text-style-name="P6" draw:layer="layout" svg:x1="7.5cm" svg:y1="3cm" svg:x2="3cm" svg:y2="3cm">
          <text:p/>
        </draw:line>
        <draw:frame draw:style-name="gr8" draw:text-style-name="P3" draw:layer="layout" svg:width="1cm" svg:height="1cm" svg:x="3cm" svg:y="3cm">
          <draw:text-box>
            <text:p text:style-name="P7">0</text:p>
          </draw:text-box>
        </draw:frame>
        <draw:frame draw:style-name="gr8" draw:text-style-name="P3" draw:layer="layout" svg:width="1cm" svg:height="1cm" svg:x="3cm" svg:y="4cm">
          <draw:text-box>
            <text:p text:style-name="P7">1</text:p>
          </draw:text-box>
        </draw:frame>
        <draw:frame draw:style-name="gr8" draw:text-style-name="P3" draw:layer="layout" svg:width="1cm" svg:height="1cm" svg:x="3cm" svg:y="5cm">
          <draw:text-box>
            <text:p text:style-name="P7">2</text:p>
          </draw:text-box>
        </draw:frame>
        <draw:frame draw:style-name="gr8" draw:text-style-name="P3" draw:layer="layout" svg:width="1cm" svg:height="1cm" svg:x="3cm" svg:y="6cm">
          <draw:text-box>
            <text:p text:style-name="P7">3</text:p>
          </draw:text-box>
        </draw:frame>
        <draw:frame draw:style-name="gr8" draw:text-style-name="P3" draw:layer="layout" svg:width="1cm" svg:height="1cm" svg:x="3cm" svg:y="7cm">
          <draw:text-box>
            <text:p text:style-name="P7">4</text:p>
          </draw:text-box>
        </draw:frame>
        <draw:frame draw:style-name="gr8" draw:text-style-name="P3" draw:layer="layout" svg:width="1cm" svg:height="1cm" svg:x="3cm" svg:y="8cm">
          <draw:text-box>
            <text:p text:style-name="P7">5</text:p>
          </draw:text-box>
        </draw:frame>
        <draw:frame draw:style-name="gr8" draw:text-style-name="P3" draw:layer="layout" svg:width="1cm" svg:height="1cm" svg:x="3cm" svg:y="9cm">
          <draw:text-box>
            <text:p text:style-name="P7">6</text:p>
          </draw:text-box>
        </draw:frame>
        <draw:frame draw:style-name="gr8" draw:text-style-name="P3" draw:layer="layout" svg:width="1cm" svg:height="1cm" svg:x="3cm" svg:y="10cm">
          <draw:text-box>
            <text:p text:style-name="P7">7</text:p>
          </draw:text-box>
        </draw:frame>
        <draw:line draw:style-name="gr7" draw:text-style-name="P6" draw:layer="layout" svg:x1="18cm" svg:y1="2.986cm" svg:x2="11.6cm" svg:y2="2.986cm">
          <text:p/>
        </draw:line>
        <draw:line draw:style-name="gr7" draw:text-style-name="P5" draw:layer="layout" svg:x1="18cm" svg:y1="3.986cm" svg:x2="11.6cm" svg:y2="3.986cm">
          <text:p/>
        </draw:line>
        <draw:frame draw:style-name="gr8" draw:text-style-name="P3" draw:layer="layout" svg:width="1.5cm" svg:height="1cm" svg:x="11.6cm" svg:y="2.986cm">
          <draw:text-box>
            <text:p text:style-name="P7">0</text:p>
          </draw:text-box>
        </draw:frame>
        <draw:line draw:style-name="gr7" draw:text-style-name="P5" draw:layer="layout" svg:x1="18cm" svg:y1="4.987cm" svg:x2="11.6cm" svg:y2="4.987cm">
          <text:p/>
        </draw:line>
        <draw:frame draw:style-name="gr8" draw:text-style-name="P3" draw:layer="layout" svg:width="1.5cm" svg:height="1cm" svg:x="11.6cm" svg:y="3.987cm">
          <draw:text-box>
            <text:p text:style-name="P7">1</text:p>
          </draw:text-box>
        </draw:frame>
        <draw:line draw:style-name="gr7" draw:text-style-name="P5" draw:layer="layout" svg:x1="18cm" svg:y1="5.987cm" svg:x2="11.6cm" svg:y2="5.987cm">
          <text:p/>
        </draw:line>
        <draw:frame draw:style-name="gr8" draw:text-style-name="P3" draw:layer="layout" svg:width="1.5cm" svg:height="1cm" svg:x="11.6cm" svg:y="4.987cm">
          <draw:text-box>
            <text:p text:style-name="P7">2</text:p>
          </draw:text-box>
        </draw:frame>
        <draw:line draw:style-name="gr7" draw:text-style-name="P5" draw:layer="layout" svg:x1="18cm" svg:y1="6.988cm" svg:x2="11.6cm" svg:y2="6.988cm">
          <text:p/>
        </draw:line>
        <draw:frame draw:style-name="gr8" draw:text-style-name="P3" draw:layer="layout" svg:width="1.5cm" svg:height="1cm" svg:x="11.6cm" svg:y="5.988cm">
          <draw:text-box>
            <text:p text:style-name="P7">3</text:p>
          </draw:text-box>
        </draw:frame>
        <draw:line draw:style-name="gr7" draw:text-style-name="P5" draw:layer="layout" svg:x1="18cm" svg:y1="7.989cm" svg:x2="11.6cm" svg:y2="7.989cm">
          <text:p/>
        </draw:line>
        <draw:frame draw:style-name="gr8" draw:text-style-name="P3" draw:layer="layout" svg:width="1.5cm" svg:height="1cm" svg:x="11.6cm" svg:y="6.989cm">
          <draw:text-box>
            <text:p text:style-name="P7">4</text:p>
          </draw:text-box>
        </draw:frame>
        <draw:line draw:style-name="gr7" draw:text-style-name="P5" draw:layer="layout" svg:x1="18cm" svg:y1="8.99cm" svg:x2="11.6cm" svg:y2="8.99cm">
          <text:p/>
        </draw:line>
        <draw:frame draw:style-name="gr8" draw:text-style-name="P3" draw:layer="layout" svg:width="1.5cm" svg:height="1cm" svg:x="11.6cm" svg:y="7.99cm">
          <draw:text-box>
            <text:p text:style-name="P7">5</text:p>
          </draw:text-box>
        </draw:frame>
        <draw:line draw:style-name="gr7" draw:text-style-name="P5" draw:layer="layout" svg:x1="18cm" svg:y1="9.991cm" svg:x2="11.6cm" svg:y2="9.991cm">
          <text:p/>
        </draw:line>
        <draw:frame draw:style-name="gr8" draw:text-style-name="P3" draw:layer="layout" svg:width="1.5cm" svg:height="1cm" svg:x="11.6cm" svg:y="8.991cm">
          <draw:text-box>
            <text:p text:style-name="P7">6</text:p>
          </draw:text-box>
        </draw:frame>
        <draw:line draw:style-name="gr7" draw:text-style-name="P5" draw:layer="layout" svg:x1="18cm" svg:y1="10.992cm" svg:x2="11.6cm" svg:y2="10.992cm">
          <text:p/>
        </draw:line>
        <draw:frame draw:style-name="gr8" draw:text-style-name="P3" draw:layer="layout" svg:width="1.5cm" svg:height="1cm" svg:x="11.6cm" svg:y="9.992cm">
          <draw:text-box>
            <text:p text:style-name="P7">7</text:p>
          </draw:text-box>
        </draw:frame>
        <draw:line draw:style-name="gr7" draw:text-style-name="P5" draw:layer="layout" svg:x1="18cm" svg:y1="11.993cm" svg:x2="11.6cm" svg:y2="11.993cm">
          <text:p/>
        </draw:line>
        <draw:frame draw:style-name="gr8" draw:text-style-name="P3" draw:layer="layout" svg:width="1.5cm" svg:height="1cm" svg:x="11.6cm" svg:y="10.993cm">
          <draw:text-box>
            <text:p text:style-name="P7">8</text:p>
          </draw:text-box>
        </draw:frame>
        <draw:line draw:style-name="gr7" draw:text-style-name="P5" draw:layer="layout" svg:x1="18cm" svg:y1="12.994cm" svg:x2="11.6cm" svg:y2="12.994cm">
          <text:p/>
        </draw:line>
        <draw:frame draw:style-name="gr8" draw:text-style-name="P3" draw:layer="layout" svg:width="1.5cm" svg:height="1cm" svg:x="11.6cm" svg:y="11.994cm">
          <draw:text-box>
            <text:p text:style-name="P7">9</text:p>
          </draw:text-box>
        </draw:frame>
        <draw:line draw:style-name="gr7" draw:text-style-name="P5" draw:layer="layout" svg:x1="18cm" svg:y1="13.995cm" svg:x2="11.6cm" svg:y2="13.995cm">
          <text:p/>
        </draw:line>
        <draw:frame draw:style-name="gr8" draw:text-style-name="P3" draw:layer="layout" svg:width="1.5cm" svg:height="1cm" svg:x="11.6cm" svg:y="12.995cm">
          <draw:text-box>
            <text:p text:style-name="P7">10</text:p>
          </draw:text-box>
        </draw:frame>
        <draw:line draw:style-name="gr7" draw:text-style-name="P5" draw:layer="layout" svg:x1="18cm" svg:y1="14.996cm" svg:x2="11.6cm" svg:y2="14.996cm">
          <text:p/>
        </draw:line>
        <draw:frame draw:style-name="gr8" draw:text-style-name="P3" draw:layer="layout" svg:width="1.5cm" svg:height="1cm" svg:x="11.6cm" svg:y="13.996cm">
          <draw:text-box>
            <text:p text:style-name="P7">11</text:p>
          </draw:text-box>
        </draw:frame>
        <draw:line draw:style-name="gr7" draw:text-style-name="P5" draw:layer="layout" svg:x1="18cm" svg:y1="15.997cm" svg:x2="11.6cm" svg:y2="15.997cm">
          <text:p/>
        </draw:line>
        <draw:frame draw:style-name="gr8" draw:text-style-name="P3" draw:layer="layout" svg:width="1.5cm" svg:height="1cm" svg:x="11.6cm" svg:y="14.997cm">
          <draw:text-box>
            <text:p text:style-name="P7">12</text:p>
          </draw:text-box>
        </draw:frame>
        <draw:line draw:style-name="gr7" draw:text-style-name="P5" draw:layer="layout" svg:x1="18cm" svg:y1="16.998cm" svg:x2="11.6cm" svg:y2="16.998cm">
          <text:p/>
        </draw:line>
        <draw:frame draw:style-name="gr8" draw:text-style-name="P3" draw:layer="layout" svg:width="1.5cm" svg:height="1cm" svg:x="11.6cm" svg:y="15.998cm">
          <draw:text-box>
            <text:p text:style-name="P7">13</text:p>
          </draw:text-box>
        </draw:frame>
        <draw:line draw:style-name="gr7" draw:text-style-name="P5" draw:layer="layout" svg:x1="18cm" svg:y1="17.999cm" svg:x2="11.6cm" svg:y2="17.999cm">
          <text:p/>
        </draw:line>
        <draw:frame draw:style-name="gr8" draw:text-style-name="P3" draw:layer="layout" svg:width="1.5cm" svg:height="1cm" svg:x="11.6cm" svg:y="16.999cm">
          <draw:text-box>
            <text:p text:style-name="P7">14</text:p>
          </draw:text-box>
        </draw:frame>
        <draw:line draw:style-name="gr7" draw:text-style-name="P5" draw:layer="layout" svg:x1="18cm" svg:y1="19cm" svg:x2="11.6cm" svg:y2="19cm">
          <text:p/>
        </draw:line>
        <draw:frame draw:style-name="gr8" draw:text-style-name="P3" draw:layer="layout" svg:width="1.5cm" svg:height="1cm" svg:x="11.6cm" svg:y="18cm">
          <draw:text-box>
            <text:p text:style-name="P7">1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0:43:47.610000000</meta:creation-date>
    <dc:date>2019-09-24T11:54:23.756000000</dc:date>
    <meta:editing-duration>PT40M</meta:editing-duration>
    <meta:editing-cycles>11</meta:editing-cycles>
    <meta:generator>LibreOffice/6.0.5.2$Windows_X86_64 LibreOffice_project/54c8cbb85f300ac59db32fe8a675ff7683cd5a16</meta:generator>
    <meta:document-statistic meta:object-count="186"/>
  </office:meta>
</office:document-meta>
</file>